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12.282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18">
      <style:table-cell-properties fo:padding="0.071cm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54" table:default-cell-style-name="ce1"/>
        <table:table-column table:style-name="co4" table:number-columns-repeated="16127" table:default-cell-style-name="Default"/>
        <table:table-row table:style-name="ro1">
          <table:table-cell office:value-type="string" calcext:value-type="string">
            <text:p>Categorie</text:p>
          </table:table-cell>
          <table:table-cell office:value-type="string" calcext:value-type="string">
            <text:p>Tach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 Passe</text:p>
          </table:table-cell>
          <table:table-cell office:value-type="string" calcext:value-type="string">
            <text:p>Reste a faire</text:p>
          </table:table-cell>
          <table:table-cell office:value-type="string" calcext:value-type="string">
            <text:p>Avancemen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ogin admin</text:p>
          </table:table-cell>
          <table:table-cell office:value-type="string" calcext:value-type="string">
            <text:p>Page affichage 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Fanomezantso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E2]-[.F2]" office:value-type="float" office:value="5" calcext:value-type="float">
            <text:p>5</text:p>
          </table:table-cell>
          <table:table-cell table:style-name="ce2" table:formula="of:=[.F2]/([.F2]+[.G2])" office:value-type="percentage" office:value="0.5" calcext:value-type="percentage">
            <text:p>5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ogin admin</text:p>
          </table:table-cell>
          <table:table-cell office:value-type="string" calcext:value-type="string">
            <text:p>Ajout des fonctions pour logi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isandratra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E3]-[.F3]" office:value-type="float" office:value="5" calcext:value-type="float">
            <text:p>5</text:p>
          </table:table-cell>
          <table:table-cell table:style-name="ce2" table:formula="of:=[.F3]/([.F3]+[.G3])" office:value-type="percentage" office:value="0.666666666666667" calcext:value-type="percentage">
            <text:p>66,67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ogin admin</text:p>
          </table:table-cell>
          <table:table-cell office:value-type="string" calcext:value-type="string">
            <text:p>Ajout des table de gestion de l’administrateur</text:p>
          </table:table-cell>
          <table:table-cell office:value-type="string" calcext:value-type="string">
            <text:p>Base de donnee </text:p>
          </table:table-cell>
          <table:table-cell office:value-type="string" calcext:value-type="string">
            <text:p>Zo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E4]-[.F4]" office:value-type="float" office:value="2" calcext:value-type="float">
            <text:p>2</text:p>
          </table:table-cell>
          <table:table-cell table:style-name="ce2" table:formula="of:=[.F4]/([.F4]+[.G4])" office:value-type="percentage" office:value="0.866666666666667" calcext:value-type="percentage">
            <text:p>86,67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ogin adm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Henintsoa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5]-[.F5]" office:value-type="float" office:value="0" calcext:value-type="float">
            <text:p>0</text:p>
          </table:table-cell>
          <table:table-cell table:style-name="ce2" table:formula="of:=[.F5]/([.F5]+[.G5])" office:value-type="percentage" office:value="1" calcext:value-type="percentage">
            <text:p>10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stion variete de the </text:p>
          </table:table-cell>
          <table:table-cell table:style-name="Default" office:value-type="string" calcext:value-type="string">
            <text:p>ajout table de variete de the (nom variete , occupation , rendement par pied ) </text:p>
          </table:table-cell>
          <table:table-cell office:value-type="string" calcext:value-type="string">
            <text:p>Base de donnee </text:p>
          </table:table-cell>
          <table:table-cell office:value-type="string" calcext:value-type="string">
            <text:p>Z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E6]-[.F6]" office:value-type="float" office:value="-3" calcext:value-type="float">
            <text:p>-3</text:p>
          </table:table-cell>
          <table:table-cell table:style-name="ce2" table:formula="of:=[.F6]/([.F6]+[.G6])" office:value-type="percentage" office:value="1.42857142857143" calcext:value-type="percentage">
            <text:p>142,86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stion variete de the </text:p>
          </table:table-cell>
          <table:table-cell office:value-type="string" calcext:value-type="string">
            <text:p>Ajout table variete de the plante </text:p>
          </table:table-cell>
          <table:table-cell office:value-type="string" calcext:value-type="string">
            <text:p>Base de donnee </text:p>
          </table:table-cell>
          <table:table-cell office:value-type="string" calcext:value-type="string">
            <text:p>Z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E7]-[.F7]" office:value-type="float" office:value="-3" calcext:value-type="float">
            <text:p>-3</text:p>
          </table:table-cell>
          <table:table-cell table:style-name="ce2" table:formula="of:=[.F7]/([.F7]+[.G7])" office:value-type="percentage" office:value="2" calcext:value-type="percentage">
            <text:p>20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stion variete de the </text:p>
          </table:table-cell>
          <table:table-cell table:style-name="Default" office:value-type="string" calcext:value-type="string">
            <text:p>Insertion , et update de la variete de the </text:p>
          </table:table-cell>
          <table:table-cell table:style-name="Default" office:value-type="string" calcext:value-type="string">
            <text:p>Affichage </text:p>
          </table:table-cell>
          <table:table-cell table:style-name="Default" office:value-type="string" calcext:value-type="string">
            <text:p>Fanomezantsoa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9" calcext:value-type="float">
            <text:p>9</text:p>
          </table:table-cell>
          <table:table-cell table:formula="of:=[.E8]-[.F8]" office:value-type="float" office:value="3" calcext:value-type="float">
            <text:p>3</text:p>
          </table:table-cell>
          <table:table-cell table:style-name="ce2" table:formula="of:=[.F8]/([.F8]+[.G8])" office:value-type="percentage" office:value="0.75" calcext:value-type="percentage">
            <text:p>75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stion variete de the </text:p>
          </table:table-cell>
          <table:table-cell office:value-type="string" calcext:value-type="string">
            <text:p>Liste des varietes de the </text:p>
          </table:table-cell>
          <table:table-cell office:value-type="string" calcext:value-type="string">
            <text:p>Affichage</text:p>
          </table:table-cell>
          <table:table-cell table:style-name="Default" office:value-type="string" calcext:value-type="string">
            <text:p>Fanomezantsoa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E9]-[.F9]" office:value-type="float" office:value="5" calcext:value-type="float">
            <text:p>5</text:p>
          </table:table-cell>
          <table:table-cell table:style-name="ce2" table:formula="of:=[.F9]/([.F9]+[.G9])" office:value-type="percentage" office:value="0.545454545454545" calcext:value-type="percentage">
            <text:p>54,55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stion variete de the </text:p>
          </table:table-cell>
          <table:table-cell table:style-name="Default" office:value-type="string" calcext:value-type="string">
            <text:p>ajout des fonctions insertion , update , et liste </text:p>
          </table:table-cell>
          <table:table-cell table:style-name="Default" office:value-type="string" calcext:value-type="string">
            <text:p>Metier</text:p>
          </table:table-cell>
          <table:table-cell office:value-type="string" calcext:value-type="string">
            <text:p>Misandratra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E10]-[.F10]" office:value-type="float" office:value="-5" calcext:value-type="float">
            <text:p>-5</text:p>
          </table:table-cell>
          <table:table-cell table:style-name="ce2" table:formula="of:=[.F10]/([.F10]+[.G10])" office:value-type="percentage" office:value="1.33333333333333" calcext:value-type="percentage">
            <text:p>133,33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stion parcelle <text:s/></text:p>
          </table:table-cell>
          <table:table-cell office:value-type="string" calcext:value-type="string">
            <text:p>Ajout table parcelle ( numero parcelle , surface en hectare , variete de the plante , ocupation , rendement par pied )</text:p>
          </table:table-cell>
          <table:table-cell office:value-type="string" calcext:value-type="string">
            <text:p>Base de donnee </text:p>
          </table:table-cell>
          <table:table-cell office:value-type="string" calcext:value-type="string">
            <text:p>Z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11]-[.F11]" office:value-type="float" office:value="-2" calcext:value-type="float">
            <text:p>-2</text:p>
          </table:table-cell>
          <table:table-cell table:style-name="ce2" table:formula="of:=[.F11]/([.F11]+[.G11])" office:value-type="percentage" office:value="1.66666666666667" calcext:value-type="percentage">
            <text:p>166,67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stion parcelle <text:s/></text:p>
          </table:table-cell>
          <table:table-cell office:value-type="string" calcext:value-type="string">
            <text:p>insertion et update , de parcelle 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Fanomezantso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12]-[.F12]" office:value-type="float" office:value="2" calcext:value-type="float">
            <text:p>2</text:p>
          </table:table-cell>
          <table:table-cell table:style-name="ce2" table:formula="of:=[.F12]/([.F12]+[.G12])" office:value-type="percentage" office:value="0.6" calcext:value-type="percentage">
            <text:p>6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stion parcelle <text:s/></text:p>
          </table:table-cell>
          <table:table-cell office:value-type="string" calcext:value-type="string">
            <text:p>ajout fonction d’insertion et de modification 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isandratr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E13]-[.F13]" office:value-type="float" office:value="-2" calcext:value-type="float">
            <text:p>-2</text:p>
          </table:table-cell>
          <table:table-cell table:style-name="ce2" table:formula="of:=[.F13]/([.F13]+[.G13])" office:value-type="percentage" office:value="1.2" calcext:value-type="percentage">
            <text:p>12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stion cueilleur</text:p>
          </table:table-cell>
          <table:table-cell office:value-type="string" calcext:value-type="string">
            <text:p>Ajout de table cueilleur </text:p>
          </table:table-cell>
          <table:table-cell office:value-type="string" calcext:value-type="string">
            <text:p>Base de donnee </text:p>
          </table:table-cell>
          <table:table-cell office:value-type="string" calcext:value-type="string">
            <text:p>Zo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E14]-[.F14]" office:value-type="float" office:value="-3" calcext:value-type="float">
            <text:p>-3</text:p>
          </table:table-cell>
          <table:table-cell table:style-name="ce2" table:formula="of:=[.F14]/([.F14]+[.G14])" office:value-type="percentage" office:value="1.6" calcext:value-type="percentage">
            <text:p>16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stion cueilleur</text:p>
          </table:table-cell>
          <table:table-cell office:value-type="string" calcext:value-type="string">
            <text:p>insertion et update , de cueilleur 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Fanomezantso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E15]-[.F15]" office:value-type="float" office:value="-3" calcext:value-type="float">
            <text:p>-3</text:p>
          </table:table-cell>
          <table:table-cell table:style-name="ce2" table:formula="of:=[.F15]/([.F15]+[.G15])" office:value-type="percentage" office:value="2" calcext:value-type="percentage">
            <text:p>20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stion cueilleur</text:p>
          </table:table-cell>
          <table:table-cell office:value-type="string" calcext:value-type="string">
            <text:p>Ajout de fonction insertion et update des cueilleur 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isandratr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E16]-[.F16]" office:value-type="float" office:value="-1" calcext:value-type="float">
            <text:p>-1</text:p>
          </table:table-cell>
          <table:table-cell table:style-name="ce2" table:formula="of:=[.F16]/([.F16]+[.G16])" office:value-type="percentage" office:value="1.1" calcext:value-type="percentage">
            <text:p>11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stion categorie depense</text:p>
          </table:table-cell>
          <table:table-cell office:value-type="string" calcext:value-type="string">
            <text:p>Ajout de table depense</text:p>
          </table:table-cell>
          <table:table-cell office:value-type="string" calcext:value-type="string">
            <text:p>Base de donnee </text:p>
          </table:table-cell>
          <table:table-cell office:value-type="string" calcext:value-type="string">
            <text:p>Zo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E17]-[.F17]" office:value-type="float" office:value="-3" calcext:value-type="float">
            <text:p>-3</text:p>
          </table:table-cell>
          <table:table-cell table:style-name="ce2" table:formula="of:=[.F17]/([.F17]+[.G17])" office:value-type="percentage" office:value="1.25" calcext:value-type="percentage">
            <text:p>125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stion categorie depense</text:p>
          </table:table-cell>
          <table:table-cell office:value-type="string" calcext:value-type="string">
            <text:p>insertion et update , de depens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Fanomezantsoa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E18]-[.F18]" office:value-type="float" office:value="4" calcext:value-type="float">
            <text:p>4</text:p>
          </table:table-cell>
          <table:table-cell table:style-name="ce2" table:formula="of:=[.F18]/([.F18]+[.G18])" office:value-type="percentage" office:value="0.714285714285714" calcext:value-type="percentage">
            <text:p>71,43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estion categorie depense</text:p>
          </table:table-cell>
          <table:table-cell office:value-type="string" calcext:value-type="string">
            <text:p>Ajout de fonction insertion et update des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isandratra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E19]-[.F19]" office:value-type="float" office:value="-5" calcext:value-type="float">
            <text:p>-5</text:p>
          </table:table-cell>
          <table:table-cell table:style-name="ce2" table:formula="of:=[.F19]/([.F19]+[.G19])" office:value-type="percentage" office:value="1.33333333333333" calcext:value-type="percentage">
            <text:p>133,33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nfig Salaire</text:p>
          </table:table-cell>
          <table:table-cell office:value-type="string" calcext:value-type="string">
            <text:p>Table salaire ( date , montant min pour le kg )</text:p>
          </table:table-cell>
          <table:table-cell office:value-type="string" calcext:value-type="string">
            <text:p>Base de donnee </text:p>
          </table:table-cell>
          <table:table-cell office:value-type="string" calcext:value-type="string">
            <text:p>Zo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[.E20]-[.F20]" office:value-type="float" office:value="-3" calcext:value-type="float">
            <text:p>-3</text:p>
          </table:table-cell>
          <table:table-cell table:style-name="ce2" table:formula="of:=[.F20]/([.F20]+[.G20])" office:value-type="percentage" office:value="1.17647058823529" calcext:value-type="percentage">
            <text:p>117,65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nfig Salaire</text:p>
          </table:table-cell>
          <table:table-cell office:value-type="string" calcext:value-type="string">
            <text:p>Affichage des salaires des cueilleurs 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Fanomezantsoa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E21]-[.F21]" office:value-type="float" office:value="-4" calcext:value-type="float">
            <text:p>-4</text:p>
          </table:table-cell>
          <table:table-cell table:style-name="ce2" table:formula="of:=[.F21]/([.F21]+[.G21])" office:value-type="percentage" office:value="1.5" calcext:value-type="percentage">
            <text:p>15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nfig Salaire</text:p>
          </table:table-cell>
          <table:table-cell office:value-type="string" calcext:value-type="string">
            <text:p>Appel de la fonction dans l’affichage 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isandratr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E22]-[.F22]" office:value-type="float" office:value="4" calcext:value-type="float">
            <text:p>4</text:p>
          </table:table-cell>
          <table:table-cell table:style-name="ce2" table:formula="of:=[.F22]/([.F22]+[.G22])" office:value-type="percentage" office:value="0.6" calcext:value-type="percentage">
            <text:p>6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ront office </text:p>
          </table:table-cell>
          <table:table-cell office:value-type="string" calcext:value-type="string">
            <text:p>login user <text:s/>affichage 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Fanomezantsoa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E23]-[.F23]" office:value-type="float" office:value="1" calcext:value-type="float">
            <text:p>1</text:p>
          </table:table-cell>
          <table:table-cell table:style-name="ce2" table:formula="of:=[.F23]/([.F23]+[.G23])" office:value-type="percentage" office:value="0.909090909090909" calcext:value-type="percentage">
            <text:p>90,91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ront office </text:p>
          </table:table-cell>
          <table:table-cell office:value-type="string" calcext:value-type="string">
            <text:p>Ajout de table utilisateur </text:p>
          </table:table-cell>
          <table:table-cell office:value-type="string" calcext:value-type="string">
            <text:p>Base de donnee </text:p>
          </table:table-cell>
          <table:table-cell office:value-type="string" calcext:value-type="string">
            <text:p>Z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4]-[.F24]" office:value-type="float" office:value="1" calcext:value-type="float">
            <text:p>1</text:p>
          </table:table-cell>
          <table:table-cell table:style-name="ce2" table:formula="of:=[.F24]/([.F24]+[.G24])" office:value-type="percentage" office:value="0.666666666666667" calcext:value-type="percentage">
            <text:p>66,67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ront office </text:p>
          </table:table-cell>
          <table:table-cell office:value-type="string" calcext:value-type="string">
            <text:p>Check_user 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isandratr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E25]-[.F25]" office:value-type="float" office:value="2" calcext:value-type="float">
            <text:p>2</text:p>
          </table:table-cell>
          <table:table-cell table:style-name="ce2" table:formula="of:=[.F25]/([.F25]+[.G25])" office:value-type="percentage" office:value="0.5" calcext:value-type="percentage">
            <text:p>5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age de cueillette </text:p>
          </table:table-cell>
          <table:table-cell office:value-type="string" calcext:value-type="string">
            <text:p>Affichage des cueiilettes ( date , choix utilisateur , choix de parcelle , poids cueiilis 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Fanomezantso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E26]-[.F26]" office:value-type="float" office:value="2" calcext:value-type="float">
            <text:p>2</text:p>
          </table:table-cell>
          <table:table-cell table:style-name="ce2" table:formula="of:=[.F26]/([.F26]+[.G26])" office:value-type="percentage" office:value="0.846153846153846" calcext:value-type="percentage">
            <text:p>84,62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age de cueillette </text:p>
          </table:table-cell>
          <table:table-cell office:value-type="string" calcext:value-type="string">
            <text:p>Ajout de table cuiellette </text:p>
          </table:table-cell>
          <table:table-cell office:value-type="string" calcext:value-type="string">
            <text:p>Base de donnee </text:p>
          </table:table-cell>
          <table:table-cell office:value-type="string" calcext:value-type="string">
            <text:p>Z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27]-[.F27]" office:value-type="float" office:value="-1" calcext:value-type="float">
            <text:p>-1</text:p>
          </table:table-cell>
          <table:table-cell table:style-name="ce2" table:formula="of:=[.F27]/([.F27]+[.G27])" office:value-type="percentage" office:value="1.33333333333333" calcext:value-type="percentage">
            <text:p>133,33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age de cueillette </text:p>
          </table:table-cell>
          <table:table-cell office:value-type="string" calcext:value-type="string">
            <text:p>Validation par ajax 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isandratra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E28]-[.F28]" office:value-type="float" office:value="-5" calcext:value-type="float">
            <text:p>-5</text:p>
          </table:table-cell>
          <table:table-cell table:style-name="ce2" table:formula="of:=[.F28]/([.F28]+[.G28])" office:value-type="percentage" office:value="1.33333333333333" calcext:value-type="percentage">
            <text:p>133,33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age saisie depense </text:p>
          </table:table-cell>
          <table:table-cell office:value-type="string" calcext:value-type="string">
            <text:p>Affichage des date , choix de categorie depense , montant de depense 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Fanomezantso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E29]-[.F29]" office:value-type="float" office:value="2" calcext:value-type="float">
            <text:p>2</text:p>
          </table:table-cell>
          <table:table-cell table:style-name="ce2" table:formula="of:=[.F29]/([.F29]+[.G29])" office:value-type="percentage" office:value="0.8" calcext:value-type="percentage">
            <text:p>8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age saisie depense </text:p>
          </table:table-cell>
          <table:table-cell office:value-type="string" calcext:value-type="string">
            <text:p>ajout de table gestion depenses </text:p>
          </table:table-cell>
          <table:table-cell office:value-type="string" calcext:value-type="string">
            <text:p>Base de donnee </text:p>
          </table:table-cell>
          <table:table-cell office:value-type="string" calcext:value-type="string">
            <text:p>Zo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E30]-[.F30]" office:value-type="float" office:value="-4" calcext:value-type="float">
            <text:p>-4</text:p>
          </table:table-cell>
          <table:table-cell table:style-name="ce2" table:formula="of:=[.F30]/([.F30]+[.G30])" office:value-type="percentage" office:value="1.4" calcext:value-type="percentage">
            <text:p>14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age saisie depense </text:p>
          </table:table-cell>
          <table:table-cell office:value-type="string" calcext:value-type="string">
            <text:p>ajout des fonctions generants les donnees pour l’insertion 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Fanomezantso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E31]-[.F31]" office:value-type="float" office:value="2" calcext:value-type="float">
            <text:p>2</text:p>
          </table:table-cell>
          <table:table-cell table:style-name="ce2" table:formula="of:=[.F31]/([.F31]+[.G31])" office:value-type="percentage" office:value="0.833333333333333" calcext:value-type="percentage">
            <text:p>83,33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age de resultat </text:p>
          </table:table-cell>
          <table:table-cell office:value-type="string" calcext:value-type="string">
            <text:p>Ajout table pour Poids total cueillette , poids restant sur les parcelles , cout de revient /kg</text:p>
          </table:table-cell>
          <table:table-cell office:value-type="string" calcext:value-type="string">
            <text:p>Base de donnee </text:p>
          </table:table-cell>
          <table:table-cell office:value-type="string" calcext:value-type="string">
            <text:p>Z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E32]-[.F32]" office:value-type="float" office:value="1" calcext:value-type="float">
            <text:p>1</text:p>
          </table:table-cell>
          <table:table-cell table:style-name="ce2" table:formula="of:=[.F32]/([.F32]+[.G32])" office:value-type="percentage" office:value="0.857142857142857" calcext:value-type="percentage">
            <text:p>85,71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age de resultat </text:p>
          </table:table-cell>
          <table:table-cell office:value-type="string" calcext:value-type="string">
            <text:p>affichage des resultats 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Fanomezantso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33]-[.F33]" office:value-type="float" office:value="1" calcext:value-type="float">
            <text:p>1</text:p>
          </table:table-cell>
          <table:table-cell table:style-name="ce2" table:formula="of:=[.F33]/([.F33]+[.G33])" office:value-type="percentage" office:value="0.666666666666667" calcext:value-type="percentage">
            <text:p>66,67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age de resultat </text:p>
          </table:table-cell>
          <table:table-cell office:value-type="string" calcext:value-type="string">
            <text:p>Prend les valeurs de cette obtenu depuis la vue de base 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isandratr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E34]-[.F34]" office:value-type="float" office:value="-2" calcext:value-type="float">
            <text:p>-2</text:p>
          </table:table-cell>
          <table:table-cell table:style-name="ce2" table:formula="of:=[.F34]/([.F34]+[.G34])" office:value-type="percentage" office:value="1.4" calcext:value-type="percentage">
            <text:p>14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nfig regeneration </text:p>
          </table:table-cell>
          <table:table-cell office:value-type="string" calcext:value-type="string">
            <text:p>Mouvement de cueillette </text:p>
          </table:table-cell>
          <table:table-cell office:value-type="string" calcext:value-type="string">
            <text:p>Base de donnee </text:p>
          </table:table-cell>
          <table:table-cell office:value-type="string" calcext:value-type="string">
            <text:p>Z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E35]-[.F35]" office:value-type="float" office:value="20" calcext:value-type="float">
            <text:p>20</text:p>
          </table:table-cell>
          <table:table-cell table:style-name="ce2" table:formula="of:=[.F35]/([.F35]+[.G35])" office:value-type="percentage" office:value="0" calcext:value-type="percentage">
            <text:p>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nfig regeneration </text:p>
          </table:table-cell>
          <table:table-cell office:value-type="string" calcext:value-type="string">
            <text:p>Affichage des mois 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Fanomezantso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36]-[.F36]" office:value-type="float" office:value="3" calcext:value-type="float">
            <text:p>3</text:p>
          </table:table-cell>
          <table:table-cell table:style-name="ce2" table:formula="of:=[.F36]/([.F36]+[.G36])" office:value-type="percentage" office:value="0" calcext:value-type="percentage">
            <text:p>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nfig regeneration </text:p>
          </table:table-cell>
          <table:table-cell office:value-type="string" calcext:value-type="string">
            <text:p>Ajout appel des fonctions dans l’affichage 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isandratr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37]-[.F37]" office:value-type="float" office:value="8" calcext:value-type="float">
            <text:p>8</text:p>
          </table:table-cell>
          <table:table-cell table:style-name="ce2" table:formula="of:=[.F37]/([.F37]+[.G37])" office:value-type="percentage" office:value="0" calcext:value-type="percentage">
            <text:p>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nfig poid minimal </text:p>
          </table:table-cell>
          <table:table-cell office:value-type="string" calcext:value-type="string">
            <text:p>Ajout de table poids minimal par jour <text:s/></text:p>
          </table:table-cell>
          <table:table-cell office:value-type="string" calcext:value-type="string">
            <text:p>Base de donnee </text:p>
          </table:table-cell>
          <table:table-cell office:value-type="string" calcext:value-type="string">
            <text:p>Zo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E38]-[.F38]" office:value-type="float" office:value="12" calcext:value-type="float">
            <text:p>12</text:p>
          </table:table-cell>
          <table:table-cell table:style-name="ce2" table:formula="of:=[.F38]/([.F38]+[.G38])" office:value-type="percentage" office:value="0" calcext:value-type="percentage">
            <text:p>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nfig poid minimal </text:p>
          </table:table-cell>
          <table:table-cell office:value-type="string" calcext:value-type="string">
            <text:p>Ajout des pourcentages bonus et malus dans le montant obtenue par le cueilleur </text:p>
          </table:table-cell>
          <table:table-cell office:value-type="string" calcext:value-type="string">
            <text:p>Base de donnee </text:p>
          </table:table-cell>
          <table:table-cell office:value-type="string" calcext:value-type="string">
            <text:p>Z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39]-[.F39]" office:value-type="float" office:value="10" calcext:value-type="float">
            <text:p>10</text:p>
          </table:table-cell>
          <table:table-cell table:style-name="ce2" table:formula="of:=[.F39]/([.F39]+[.G39])" office:value-type="percentage" office:value="0" calcext:value-type="percentage">
            <text:p>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nfig prix de vente variete </text:p>
          </table:table-cell>
          <table:table-cell office:value-type="string" calcext:value-type="string">
            <text:p>Ajourt de table prix_vente sur le variete de the </text:p>
          </table:table-cell>
          <table:table-cell office:value-type="string" calcext:value-type="string">
            <text:p>Base de donnee </text:p>
          </table:table-cell>
          <table:table-cell office:value-type="string" calcext:value-type="string">
            <text:p>Z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E40]-[.F40]" office:value-type="float" office:value="5" calcext:value-type="float">
            <text:p>5</text:p>
          </table:table-cell>
          <table:table-cell table:style-name="ce2" table:formula="of:=[.F40]/([.F40]+[.G40])" office:value-type="percentage" office:value="0" calcext:value-type="percentage">
            <text:p>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onfig prix de vente variete </text:p>
          </table:table-cell>
          <table:table-cell office:value-type="string" calcext:value-type="string">
            <text:p>Affichage des donnes 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isandratr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E41]-[.F41]" office:value-type="float" office:value="13" calcext:value-type="float">
            <text:p>13</text:p>
          </table:table-cell>
          <table:table-cell table:style-name="ce2" table:formula="of:=[.F41]/([.F41]+[.G41])" office:value-type="percentage" office:value="0" calcext:value-type="percentage">
            <text:p>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iste des cueilleurs </text:p>
          </table:table-cell>
          <table:table-cell office:value-type="string" calcext:value-type="string">
            <text:p>Vue pour afficher les listes de paiement des cueilleurs </text:p>
          </table:table-cell>
          <table:table-cell office:value-type="string" calcext:value-type="string">
            <text:p>Base de donnee </text:p>
          </table:table-cell>
          <table:table-cell office:value-type="string" calcext:value-type="string">
            <text:p>Zo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E42]-[.F42]" office:value-type="float" office:value="15" calcext:value-type="float">
            <text:p>15</text:p>
          </table:table-cell>
          <table:table-cell table:style-name="ce2" table:formula="of:=[.F42]/([.F42]+[.G42])" office:value-type="percentage" office:value="0" calcext:value-type="percentage">
            <text:p>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iste des cueilleurs </text:p>
          </table:table-cell>
          <table:table-cell office:value-type="string" calcext:value-type="string">
            <text:p>Affichage des date ; nom cueilleur; poids ; %bonus ; %mallus ; montant paieme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Fanomezantso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43]-[.F43]" office:value-type="float" office:value="10" calcext:value-type="float">
            <text:p>10</text:p>
          </table:table-cell>
          <table:table-cell table:style-name="ce2" table:formula="of:=[.F43]/([.F43]+[.G43])" office:value-type="percentage" office:value="0" calcext:value-type="percentage">
            <text:p>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iste des cueilleurs </text:p>
          </table:table-cell>
          <table:table-cell office:value-type="string" calcext:value-type="string">
            <text:p>Relier toutes les valeurs et leurs utilisations 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isandratra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E44]-[.F44]" office:value-type="float" office:value="20" calcext:value-type="float">
            <text:p>20</text:p>
          </table:table-cell>
          <table:table-cell table:style-name="ce2" table:formula="of:=[.F44]/([.F44]+[.G44])" office:value-type="percentage" office:value="0" calcext:value-type="percentage">
            <text:p>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Update des resultats final </text:p>
          </table:table-cell>
          <table:table-cell office:value-type="string" calcext:value-type="string">
            <text:p><text:span text:style-name="T1">Affichage :</text:span>Poids total cueillette Poids restant sur les parcelles Montant des ventes. Montant des dépenses Bénéfice Coût de revient par kg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Fanomezantso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45]-[.F45]" office:value-type="float" office:value="7" calcext:value-type="float">
            <text:p>7</text:p>
          </table:table-cell>
          <table:table-cell table:style-name="ce2" table:formula="of:=[.F45]/([.F45]+[.G45])" office:value-type="percentage" office:value="0" calcext:value-type="percentage">
            <text:p>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Update des resultats final </text:p>
          </table:table-cell>
          <table:table-cell office:value-type="string" calcext:value-type="string">
            <text:p>Dynamisation du resultat 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isandratr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E46]-[.F46]" office:value-type="float" office:value="16" calcext:value-type="float">
            <text:p>16</text:p>
          </table:table-cell>
          <table:table-cell table:style-name="ce2" table:formula="of:=[.F46]/([.F46]+[.G46])" office:value-type="percentage" office:value="0" calcext:value-type="percentage">
            <text:p>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revision </text:p>
          </table:table-cell>
          <table:table-cell office:value-type="string" calcext:value-type="string">
            <text:p>Utilisation des get_donnes d’avant </text:p>
          </table:table-cell>
          <table:table-cell office:value-type="string" calcext:value-type="string">
            <text:p>Metier </text:p>
          </table:table-cell>
          <table:table-cell office:value-type="string" calcext:value-type="string">
            <text:p>Misandratra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E47]-[.F47]" office:value-type="float" office:value="23" calcext:value-type="float">
            <text:p>23</text:p>
          </table:table-cell>
          <table:table-cell table:style-name="ce2" table:formula="of:=[.F47]/([.F47]+[.G47])" office:value-type="percentage" office:value="0" calcext:value-type="percentage">
            <text:p>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revision </text:p>
          </table:table-cell>
          <table:table-cell table:style-name="Default" office:value-type="string" calcext:value-type="string">
            <text:p>Creation d’une vue en pour les donnes de la prevision </text:p>
          </table:table-cell>
          <table:table-cell table:style-name="Default" office:value-type="string" calcext:value-type="string">
            <text:p>Base de donnee </text:p>
          </table:table-cell>
          <table:table-cell office:value-type="string" calcext:value-type="string">
            <text:p>Z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48]-[.F48]" office:value-type="float" office:value="11" calcext:value-type="float">
            <text:p>11</text:p>
          </table:table-cell>
          <table:table-cell table:style-name="ce2" table:formula="of:=[.F48]/([.F48]+[.G48])" office:value-type="percentage" office:value="0" calcext:value-type="percentage">
            <text:p>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revision </text:p>
          </table:table-cell>
          <table:table-cell office:value-type="string" calcext:value-type="string">
            <text:p>Creation de la page d’affichage avec date , montant , poids total restant , donnee des parcelles 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Fanomezantso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49]-[.F49]" office:value-type="float" office:value="8" calcext:value-type="float">
            <text:p>8</text:p>
          </table:table-cell>
          <table:table-cell table:style-name="ce2" table:formula="of:=[.F49]/([.F49]+[.G49])" office:value-type="percentage" office:value="0" calcext:value-type="percentage">
            <text:p>0,00 %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revision </text:p>
          </table:table-cell>
          <table:table-cell office:value-type="string" calcext:value-type="string">
            <text:p>Dynamisation de la page d’affichage 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isandratra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E50]-[.F50]" office:value-type="float" office:value="24" calcext:value-type="float">
            <text:p>24</text:p>
          </table:table-cell>
          <table:table-cell table:style-name="ce2" table:formula="of:=[.F50]/([.F50]+[.G50])" office:value-type="percentage" office:value="0" calcext:value-type="percentage">
            <text:p>0,00 %</text:p>
          </table:table-cell>
          <table:table-cell table:number-columns-repeated="16376"/>
        </table:table-row>
        <table:table-row table:style-name="ro2" table:number-rows-repeated="11">
          <table:table-cell table:number-columns-repeated="7"/>
          <table:table-cell table:style-name="ce2"/>
          <table:table-cell table:number-columns-repeated="16376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8">
      <number:number number:decimal-places="2" number:min-decimal-places="2" number:min-integer-digits="1"/>
      <number:text> %</number:text>
    </number:percentage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1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5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1T08:00:03.455097800</meta:creation-date>
    <dc:date>2024-02-13T17:42:37.036000000</dc:date>
    <meta:editing-cycles>30</meta:editing-cycles>
    <meta:editing-duration>P1DT8H23M47S</meta:editing-duration>
    <meta:generator>LibreOffice/7.6.2.1$Windows_X86_64 LibreOffice_project/56f7684011345957bbf33a7ee678afaf4d2ba333</meta:generator>
    <meta:document-statistic meta:table-count="1" meta:cell-count="400" meta:object-count="0"/>
  </office:meta>
</office:document-meta>
</file>